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688cm" style:line-height-at-least="0.661cm" fo:widows="1" fo:text-indent="0cm" style:auto-text-indent="false"/>
      <style:text-properties fo:font-variant="normal" fo:text-transform="none" fo:color="#000000" style:font-name="Times New Roman" fo:font-size="12pt" fo:letter-spacing="normal" fo:font-style="normal" fo:font-weight="normal"/>
    </style:style>
    <style:style style:name="P2" style:family="paragraph" style:parent-style-name="Standard" style:list-style-name="L2"/>
    <style:style style:name="P3" style:family="paragraph" style:parent-style-name="Standard" style:list-style-name="L5"/>
    <style:style style:name="P4" style:family="paragraph" style:parent-style-name="Standard" style:list-style-name="L3">
      <style:text-properties fo:color="#000000" style:font-name="Times New Roman" fo:font-size="12pt" style:font-size-asian="12pt" style:font-size-complex="12pt"/>
    </style:style>
    <style:style style:name="T1" style:family="text">
      <style:text-properties fo:font-variant="normal" fo:text-transform="none" fo:letter-spacing="normal" fo:font-style="normal" fo:font-weight="normal"/>
    </style:style>
    <style:style style:name="T2" style:family="text">
      <style:text-properties style:font-name="Times New Roman"/>
    </style:style>
    <style:style style:name="T3" style:family="text">
      <style:text-properties fo:color="#000000"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D GOAP</text:p>
      <text:p text:style-name="Standard"/>
      <text:p text:style-name="Standard">L'application <text:a xlink:type="simple" xlink:href="http://gamedevelopment.tutsplus.com/tutorials/goal-oriented-action-planning-for-a-smarter-ai--cms-20793" text:style-name="Internet_20_link" text:visited-style-name="Visited_20_Internet_20_Link">Goap-master</text:a> sous Unity présenté par Brent Owens propose les éléments suivants :</text:p>
      <text:p text:style-name="Standard"/>
      <text:p text:style-name="Standard">4 labourers<text:span text:style-name="T2">:</text:span></text:p>
      <text:list xml:id="list3152383329037358974" text:style-name="L3">
        <text:list-item>
          <text:list>
            <text:list-item>
              <text:p text:style-name="P4"><text:span text:style-name="T1">Blacksmith: turns iron ore into tools</text:span></text:p>
            </text:list-item>
            <text:list-item>
              <text:p text:style-name="P4"><text:span text:style-name="T1">Logger: uses a tool to chop down trees to produce log</text:span></text:p>
            </text:list-item>
            <text:list-item>
              <text:p text:style-name="P4"><text:span text:style-name="T1">Miner: mines rocks with a tool to produce iron ore</text:span></text:p>
            </text:list-item>
            <text:list-item>
              <text:p text:style-name="P4"><text:span text:style-name="T1">Wood cutter: uses a tool to chop logs to produce firewood</text:span></text:p>
            </text:list-item>
          </text:list>
        </text:list-item>
      </text:list>
      <text:p text:style-name="Standard">2 supply piles that contains</text:p>
      <text:list xml:id="list8974942138367101621" text:style-name="L5">
        <text:list-item>
          <text:list>
            <text:list-item>
              <text:p text:style-name="P3">Tools</text:p>
            </text:list-item>
            <text:list-item>
              <text:p text:style-name="P3">Logs</text:p>
            </text:list-item>
            <text:list-item>
              <text:p text:style-name="P3">Firewood</text:p>
            </text:list-item>
            <text:list-item>
              <text:p text:style-name="P3">Ore <text:span text:style-name="T3"><text:s/></text:span></text:p>
            </text:list-item>
          </text:list>
        </text:list-item>
      </text:list>
      <text:p text:style-name="P1">Tools wear out over time and will need to be replaced. Fortunately, the Blacksmith makes tools. But iron ore is needed to make tools; that’s where the Miner comes in (who also needs tools). The Wood Cutter needs logs, and those come from the Logger; both need tools as well. Tools and resources are stored on supply piles. The agents will collect the materials or tools they need from the piles, and also drop off their product at them.</text:p>
      <text:list xml:id="list7837025548786610697" text:style-name="L2">
        <text:list-item>
          <text:p text:style-name="P2">Exécuter l'application en inspectant les travailleurs et les stocks.</text:p>
        </text:list-item>
        <text:list-item>
          <text:p text:style-name="P2">Analyser le code pour comprendre le fonctionnement du planner</text:p>
        </text:list-item>
        <text:list-item>
          <text:p text:style-name="P2">Ajouter la vérification que le débiteur ("Wood Cutter") dispose bien de bûches avant d'en faire du bois.</text:p>
        </text:list-item>
        <text:list-item>
          <text:p text:style-name="P2">Ajouter la possibilité pour le débiteur d'aller chercher des branches s'il ne dispose pas de bûches.</text:p>
        </text:list-item>
        <text:list-item>
          <text:p text:style-name="P2">Ajouter la ressource bois comme condition pour que le forgeron fasse des outils.</text:p>
        </text:list-item>
        <text:list-item>
          <text:p text:style-name="P2">Ajouter une auberge et un jardin. Un jardinier a besoin d'outils pour jardiner et il apporte sa production à l'auberge. Un cuisinier a besoin d'outils et de bois pour cuisiner. Il cuisine pour tous les travailleurs qui viennent manger quand ils ont faim.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lin Bruneau</meta:initial-creator>
    <meta:creation-date>2015-03-05T18:08:25.07</meta:creation-date>
    <dc:date>2015-03-16T16:58:25.91</dc:date>
    <dc:creator>Colin Bruneau</dc:creator>
    <meta:editing-duration>PT2H19M40S</meta:editing-duration>
    <meta:editing-cycles>12</meta:editing-cycles>
    <meta:generator>OpenOffice/4.1.0$Win32 OpenOffice.org_project/410m18$Build-9764</meta:generator>
    <meta:document-statistic meta:table-count="0" meta:image-count="0" meta:object-count="0" meta:page-count="1" meta:paragraph-count="19" meta:word-count="264" meta:character-count="1484"/>
  </office:meta>
</office:document-meta>
</file>